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1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random</text:p>
      <text:p text:style-name="P1">import string</text:p>
      <text:p text:style-name="P1"/>
      <text:p text:style-name="P1">def generate_password(length=12): </text:p>
      <text:p text:style-name="P1"/>
      <text:p text:style-name="P1"># Characters to use: letters, digits, and special characters </text:p>
      <text:p text:style-name="P1">characters = string.ascii_letters + string.digits + string.punctuation </text:p>
      <text:p text:style-name="P1"/>
      <text:p text:style-name="P1"># Randomly select characters to create the password </text:p>
      <text:p text:style-name="P1">password = ‘’.join(random.choice(characters) for _ in range(length)) </text:p>
      <text:p text:style-name="P1">return password </text:p>
      <text:p text:style-name="P1"/>
      <text:p text:style-name="P1"># Generate and print a random password </text:p>
      <text:p text:style-name="P1">print("Your new password is:", generate_password(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6:11:46.923077222</meta:creation-date>
    <dc:date>2024-10-16T16:14:09.545007911</dc:date>
    <meta:editing-duration>PT2M24S</meta:editing-duration>
    <meta:editing-cycles>1</meta:editing-cycles>
    <meta:document-statistic meta:table-count="0" meta:image-count="0" meta:object-count="0" meta:page-count="1" meta:paragraph-count="10" meta:word-count="51" meta:character-count="419" meta:non-whitespace-character-count="371"/>
    <meta:generator>LibreOffice/24.2.5.2$Linux_X86_64 LibreOffice_project/420$Build-2</meta:generator>
  </office:meta>
</office:document-meta>
</file>